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u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Fontdeparagrafimplici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Fontdeparagrafimplicit" style:family="text">
      <style:text-properties fo:font-weight="bold" style:font-weight-asian="bold"/>
    </style:style>
    <style:style style:name="P1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justify" fo:margin-bottom="0in" fo:line-height="100%"/>
    </style:style>
    <style:style style:name="T18" style:parent-style-name="Fontdeparagrafimplicit" style:family="text">
      <style:text-properties fo:font-weight="bold" style:font-weight-asian="bold"/>
    </style:style>
    <style:style style:name="P1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justify" fo:margin-bottom="0in" fo:line-height="100%"/>
    </style:style>
    <style:style style:name="T26" style:parent-style-name="Fontdeparagrafimplicit" style:family="text">
      <style:text-properties fo:font-weight="bold" style:font-weight-asian="bold"/>
    </style:style>
    <style:style style:name="P2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justify" fo:margin-bottom="0in" fo:line-height="100%"/>
    </style:style>
    <style:style style:name="T34" style:parent-style-name="Fontdeparagrafimplicit" style:family="text">
      <style:text-properties fo:font-weight="bold" style:font-weight-asian="bold"/>
    </style:style>
    <style:style style:name="P3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6" style:parent-style-name="Standard" style:family="paragraph">
      <style:paragraph-properties fo:text-align="justify" fo:margin-bottom="0in" fo:line-height="100%"/>
    </style:style>
    <style:style style:name="T37" style:parent-style-name="Fontdeparagrafimplicit" style:family="text"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 fo:margin-bottom="0in" fo:line-height="100%"/>
    </style:style>
    <style:style style:name="T44" style:parent-style-name="Fontdeparagrafimplicit" style:family="text">
      <style:text-properties fo:font-weight="bold" style:font-weight-asian="bold"/>
    </style:style>
    <style:style style:name="P4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6" style:parent-style-name="Standard" style:family="paragraph">
      <style:paragraph-properties fo:text-align="justify" fo:margin-bottom="0in" fo:line-height="100%"/>
    </style:style>
    <style:style style:name="T47" style:parent-style-name="Fontdeparagrafimplicit" style:family="text"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justify" fo:margin-bottom="0in" fo:line-height="100%"/>
    </style:style>
    <style:style style:name="T54" style:parent-style-name="Fontdeparagrafimplicit" style:family="text">
      <style:text-properties fo:font-weight="bold" style:font-weight-asian="bold"/>
    </style:style>
    <style:style style:name="P5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6" style:parent-style-name="Standard" style:family="paragraph">
      <style:paragraph-properties fo:text-align="justify" fo:margin-bottom="0in" fo:line-height="100%"/>
    </style:style>
    <style:style style:name="T57" style:parent-style-name="Fontdeparagrafimplicit" style:family="text"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justify" fo:margin-bottom="0in" fo:line-height="100%"/>
    </style:style>
    <style:style style:name="T64" style:parent-style-name="Fontdeparagrafimplicit" style:family="text">
      <style:text-properties fo:font-weight="bold" style:font-weight-asian="bold"/>
    </style:style>
    <style:style style:name="P6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1" style:parent-style-name="Fontdeparagrafimplicit" style:family="text">
      <style:text-properties fo:font-weight="bold" style:font-weight-asian="bold"/>
    </style:style>
    <style:style style:name="P72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<text:s/>Petreanu Calin</text:p>
      <text:p text:style-name="Standard">Reviewer Group: 215/2</text:p>
      <text:p text:style-name="Standard">Initial C application was created by (Name/Group):<text:s/>Parmac Codrin 215/2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 application functionalities that are missing, are incomplete or buggy.</text:span></text:p>
            <text:p text:style-name="P11"/>
            <text:p text:style-name="P12"/>
          </table:table-cell>
          <table:table-cell table:style-name="TableCell13">
            <text:p text:style-name="P14">All the functionalities are complete.</text:p>
          </table:table-cell>
        </table:table-row>
        <table:table-row table:style-name="TableRow15">
          <table:table-cell table:style-name="TableCell16">
            <text:p text:style-name="P17"><text:span text:style-name="T18">List of program functions (except UI) that are not covered by tests.</text:span></text:p>
            <text:p text:style-name="P19"/>
            <text:p text:style-name="P20"/>
          </table:table-cell>
          <table:table-cell table:style-name="TableCell21">
            <text:p text:style-name="P22">All the functions are covered by tests.</text:p>
          </table:table-cell>
        </table:table-row>
        <table:table-row table:style-name="TableRow23">
          <table:table-cell table:style-name="TableCell24">
            <text:p text:style-name="P25"><text:span text:style-name="T26">List of program functions lacking specification.</text:span></text:p>
            <text:p text:style-name="P27"/>
            <text:p text:style-name="P28"/>
          </table:table-cell>
          <table:table-cell table:style-name="TableCell29">
            <text:p text:style-name="P30">None</text:p>
          </table:table-cell>
        </table:table-row>
        <table:table-row table:style-name="TableRow31">
          <table:table-cell table:style-name="TableCell32">
            <text:p text:style-name="P33"><text:span text:style-name="T34">Is there a clear separation between each module’s specification and its implementation?</text:span></text:p>
            <text:p text:style-name="P35"/>
            <text:p text:style-name="P36"><text:span text:style-name="T37">Please detail…</text:span></text:p>
            <text:p text:style-name="P38"/>
          </table:table-cell>
          <table:table-cell table:style-name="TableCell39">
            <text:p text:style-name="P40">Yes.</text:p>
          </table:table-cell>
        </table:table-row>
        <table:table-row table:style-name="TableRow41">
          <table:table-cell table:style-name="TableCell42">
            <text:p text:style-name="P43"><text:span text:style-name="T44">Is the application correctly layered?</text:span></text:p>
            <text:p text:style-name="P45"/>
            <text:p text:style-name="P46"><text:span text:style-name="T47">Please detail…</text:span></text:p>
            <text:p text:style-name="P48"/>
          </table:table-cell>
          <table:table-cell table:style-name="TableCell49">
            <text:p text:style-name="P50">The application is correctly layered. It has main,<text:s/>ui,<text:s/>service,<text:s/>repo, domain,<text:s/>validation, and test<text:s/>layers.</text:p>
          </table:table-cell>
        </table:table-row>
        <table:table-row table:style-name="TableRow51">
          <table:table-cell table:style-name="TableCell52">
            <text:p text:style-name="P53"><text:span text:style-name="T54">Does the application handle memory correctly (all memory is deallocated, no dangling pointers etc.).</text:span></text:p>
            <text:p text:style-name="P55"/>
            <text:p text:style-name="P56"><text:span text:style-name="T57">Please detail…</text:span></text:p>
            <text:p text:style-name="P58"/>
          </table:table-cell>
          <table:table-cell table:style-name="TableCell59">
            <text:p text:style-name="P60">There are no memory leaks.</text:p>
          </table:table-cell>
        </table:table-row>
        <table:table-row table:style-name="TableRow61">
          <table:table-cell table:style-name="TableCell62">
            <text:p text:style-name="P63"><text:span text:style-name="T64">List those functions that are unclear to you (you don’t understand their role or how they work – usually a sign of bad design).</text:span></text:p>
            <text:p text:style-name="P65"/>
          </table:table-cell>
          <table:table-cell table:style-name="TableCell66">
            <text:p text:style-name="P67">-</text:p>
          </table:table-cell>
        </table:table-row>
        <table:table-row table:style-name="TableRow68">
          <table:table-cell table:style-name="TableCell69">
            <text:p text:style-name="P70"><text:span text:style-name="T71">List the problems present in the reviewed application and indicate the number of man-hours you require for fixing them.</text:span></text:p>
            <text:p text:style-name="P72"/>
            <text:p text:style-name="P73"/>
          </table:table-cell>
          <table:table-cell table:style-name="TableCell74">
            <text:p text:style-name="P75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deparagrafimplicit" style:display-name="Font de paragraf implici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ă" style:display-name="Listă" style:family="paragraph" style:parent-style-name="Textbody">
      <style:text-properties style:font-name-complex="Mangal" fo:hyphenate="false"/>
    </style:style>
    <style:style style:name="Legendă" style:display-name="Legendă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u" style:display-name="Titlu" style:family="paragraph" style:parent-style-name="Standard" style:next-style-name="Subtitlu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u" style:display-name="Subtitlu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Fontdeparagrafimplici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Arthur Molnar</meta:initial-creator>
    <dc:creator>Calin Petreanu</dc:creator>
    <meta:creation-date>2013-03-25T08:05:00Z</meta:creation-date>
    <dc:date>2025-03-27T12:28:00Z</dc:date>
    <meta:template xlink:href="Normal" xlink:type="simple"/>
    <meta:editing-cycles>10</meta:editing-cycles>
    <meta:editing-duration>PT12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77" meta:character-count="1186" meta:row-count="8" meta:non-whitespace-character-count="1011"/>
  </office:meta>
</office:document-meta>
</file>